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07f5" officeooo:paragraph-rsid="001807f5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officeooo:rsid="001807f5" officeooo:paragraph-rsid="001807f5" style:font-size-asian="22pt" style:font-weight-asian="bold" style:font-size-complex="22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8f9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ML</text:p>
      <text:p text:style-name="P1"/>
      <text:p text:style-name="P1"><text:tab/>UML surgiu a partir de uma necessidade de termos uma ajuda para modelar e documentar os sistemas <text:span text:style-name="T1">orientados a objetos </text:span><text:span text:style-name="T2"><text:s/>que eram desenvolvidos. A primeira linguagem orientada a objeto foi foi a Simula-67 e as linguagens de modelagens a objetos surgiram nos anos 80 por que o pessoal envolvido com metodologias, tiveram problemas graças ão novo <text:s/>gênero de linguagem orientado a objeto e de aplicação estava cada vez mais complexos. </text:span><text:span text:style-name="T3">Então Grady Booch, Ivar Jacobson e James Rumbaugh começaram a adotar ideias de cada um dos métodos existentes e populares para criar uma linguagem unificada para aumentar o entendimento de todos.</text:span></text:p>
      <text:p text:style-name="P1"><text:span text:style-name="T3"><text:tab/>A UML serve para comunicar a estrutura e o comportamento necessário, para controlar e ter melhor visão da arquitetura do sistema, para compreende melhor o que está sendo desenvolvido e conseguirmos prever e analisar de forma mais eficiente os riscos.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5T16:47:22.237410947</meta:creation-date>
    <dc:date>2022-08-25T17:13:12.234749222</dc:date>
    <meta:editing-duration>PT5M9S</meta:editing-duration>
    <meta:editing-cycles>1</meta:editing-cycles>
    <meta:document-statistic meta:table-count="0" meta:image-count="0" meta:object-count="0" meta:page-count="1" meta:paragraph-count="3" meta:word-count="142" meta:character-count="880" meta:non-whitespace-character-count="737"/>
    <meta:generator>LibreOffice/6.4.7.2$Linux_X86_64 LibreOffice_project/40$Build-2</meta:generator>
  </office:meta>
</office:document-meta>
</file>